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949cm" fo:margin-left="0.064cm" table:align="left"/>
    </style:style>
    <style:style style:name="Tabela1.A" style:family="table-column">
      <style:table-column-properties style:column-width="4.207cm"/>
    </style:style>
    <style:style style:name="Tabela1.B" style:family="table-column">
      <style:table-column-properties style:column-width="4.048cm"/>
    </style:style>
    <style:style style:name="Tabela1.C" style:family="table-column">
      <style:table-column-properties style:column-width="4.445cm"/>
    </style:style>
    <style:style style:name="Tabela1.D" style:family="table-column">
      <style:table-column-properties style:column-width="4.249cm"/>
    </style:style>
    <style:style style:name="Tabela1.1" style:family="table-row">
      <style:table-row-properties style:min-row-height="0.39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54fc" officeooo:paragraph-rsid="001f54fc"/>
    </style:style>
    <style:style style:name="P2" style:family="paragraph" style:parent-style-name="Table_20_Contents">
      <style:text-properties officeooo:rsid="001f54fc" officeooo:paragraph-rsid="00200da1"/>
    </style:style>
    <style:style style:name="P3" style:family="paragraph" style:parent-style-name="Table_20_Contents">
      <style:text-properties fo:font-weight="bold" officeooo:rsid="001f54fc" officeooo:paragraph-rsid="001f54fc" style:font-weight-asian="bold" style:font-weight-complex="bold"/>
    </style:style>
    <style:style style:name="P4" style:family="paragraph" style:parent-style-name="Table_20_Contents">
      <style:text-properties officeooo:rsid="00200da1" officeooo:paragraph-rsid="00200da1"/>
    </style:style>
    <style:style style:name="P5" style:family="paragraph" style:parent-style-name="Table_20_Contents">
      <style:text-properties officeooo:rsid="0020e1a6" officeooo:paragraph-rsid="0020e1a6"/>
    </style:style>
    <style:style style:name="P6" style:family="paragraph" style:parent-style-name="Standard">
      <style:text-properties officeooo:rsid="001dba0c" officeooo:paragraph-rsid="001dba0c"/>
    </style:style>
    <style:style style:name="P7" style:family="paragraph" style:parent-style-name="Standard">
      <style:text-properties officeooo:rsid="00216a0e" officeooo:paragraph-rsid="00216a0e"/>
    </style:style>
    <style:style style:name="P8" style:family="paragraph" style:parent-style-name="Standard">
      <style:text-properties fo:font-weight="bold" officeooo:rsid="00216a0e" officeooo:paragraph-rsid="00216a0e" style:font-weight-asian="bold" style:font-weight-complex="bold"/>
    </style:style>
    <style:style style:name="P9" style:family="paragraph" style:parent-style-name="Text_20_body">
      <style:text-properties officeooo:rsid="00216a0e" officeooo:paragraph-rsid="00216a0e"/>
    </style:style>
    <style:style style:name="P10" style:family="paragraph" style:parent-style-name="Text_20_body" style:master-page-name="">
      <style:paragraph-properties fo:margin-top="0cm" fo:margin-bottom="0cm" style:contextual-spacing="false" fo:line-height="100%" style:page-number="auto"/>
      <style:text-properties officeooo:rsid="002317f6" officeooo:paragraph-rsid="002317f6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rsid="002317f6" officeooo:paragraph-rsid="002317f6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rsid="00216a0e" officeooo:paragraph-rsid="00216a0e"/>
    </style:style>
    <style:style style:name="P13" style:family="paragraph" style:parent-style-name="Table_20_Contents">
      <style:text-properties fo:font-weight="bold" officeooo:rsid="00216a0e" officeooo:paragraph-rsid="00216a0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lunos: </text:p>
      <text:p text:style-name="P11">João Carlos Becker </text:p>
      <text:p text:style-name="P11">Ivair Puerari</text:p>
      <text:p text:style-name="P11">Eliton Traverssini</text:p>
      <text:p text:style-name="P11">Marco A. Puton</text:p>
      <text:p text:style-name="P12"/>
      <text:p text:style-name="P9"/>
      <text:p text:style-name="P9">Interessados no projeto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">Stakeholders</text:p>
          </table:table-cell>
          <table:table-cell table:style-name="Tabela1.A1" office:value-type="string">
            <text:p text:style-name="P3">Principais requisitos</text:p>
          </table:table-cell>
          <table:table-cell table:style-name="Tabela1.A1" office:value-type="string">
            <text:p text:style-name="P3">Principais expectativas</text:p>
          </table:table-cell>
          <table:table-cell table:style-name="Tabela1.D1" office:value-type="string">
            <text:p text:style-name="P3">Nível de influência</text:p>
          </table:table-cell>
        </table:table-row>
        <table:table-row>
          <table:table-cell table:style-name="Tabela1.A2" office:value-type="string">
            <text:p text:style-name="P1">Administrador</text:p>
          </table:table-cell>
          <table:table-cell table:style-name="Tabela1.A2" office:value-type="string">
            <text:p text:style-name="P1">Bloquear/deletar usuários;</text:p>
            <text:p text:style-name="P1">Validar as publicações dos usuários.</text:p>
          </table:table-cell>
          <table:table-cell table:style-name="Tabela1.A2" office:value-type="string">
            <text:p text:style-name="P4">Manter um ambiente sem publicações ofensivas;</text:p>
            <text:p text:style-name="P4">Impedir cadastros de <text:s/>pessoas de comunidade externa.</text:p>
          </table:table-cell>
          <table:table-cell table:style-name="Tabela1.D2" office:value-type="string">
            <text:p text:style-name="P4">Médio</text:p>
          </table:table-cell>
        </table:table-row>
        <table:table-row>
          <table:table-cell table:style-name="Tabela1.A2" office:value-type="string">
            <text:p text:style-name="P1">Locatário da UFFS</text:p>
          </table:table-cell>
          <table:table-cell table:style-name="Tabela1.A2" office:value-type="string">
            <text:p text:style-name="P4">Alugar um livro;</text:p>
            <text:p text:style-name="P4">Trocar livros.</text:p>
          </table:table-cell>
          <table:table-cell table:style-name="Tabela1.A2" office:value-type="string">
            <text:p text:style-name="P5">Visualizar, alugar ou trocar livros.</text:p>
          </table:table-cell>
          <table:table-cell table:style-name="Tabela1.D2" office:value-type="string">
            <text:p text:style-name="P4">Alto</text:p>
          </table:table-cell>
        </table:table-row>
        <table:table-row>
          <table:table-cell table:style-name="Tabela1.A2" office:value-type="string">
            <text:p text:style-name="P1">Locador da UFFS</text:p>
          </table:table-cell>
          <table:table-cell table:style-name="Tabela1.A2" office:value-type="string">
            <text:p text:style-name="P2">Anunciar livros para empréstimo;</text:p>
            <text:p text:style-name="P4">Trocar livros.</text:p>
          </table:table-cell>
          <table:table-cell table:style-name="Tabela1.A2" office:value-type="string">
            <text:p text:style-name="P5">Cadastrar livros para serem alugados/trocados.</text:p>
          </table:table-cell>
          <table:table-cell table:style-name="Tabela1.D2" office:value-type="string">
            <text:p text:style-name="P4">Alto</text:p>
          </table:table-cell>
        </table:table-row>
        <table:table-row>
          <table:table-cell table:style-name="Tabela1.A2" office:value-type="string">
            <text:p text:style-name="P1">Anunciante de uma empresa</text:p>
          </table:table-cell>
          <table:table-cell table:style-name="Tabela1.A2" office:value-type="string">
            <text:p text:style-name="P4">Anunciar <text:s/>propaganda.</text:p>
          </table:table-cell>
          <table:table-cell table:style-name="Tabela1.A2" office:value-type="string">
            <text:p text:style-name="P5">Promover produtos através de publicidade.</text:p>
          </table:table-cell>
          <table:table-cell table:style-name="Tabela1.D2" office:value-type="string">
            <text:p text:style-name="P4">Baixo</text:p>
          </table:table-cell>
        </table:table-row>
      </table:table>
      <text:p text:style-name="P6"/>
      <text:p text:style-name="P6"/>
      <text:p text:style-name="P7">História dos usuários:</text:p>
      <text:p text:style-name="P7"/>
      <text:p text:style-name="P7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3">Eu, como <text:span text:style-name="T1">administrador, </text:span><text:s/><text:tab/></text:p>
            <text:p text:style-name="P8"><text:tab/>preciso<text:span text:style-name="T1"> de um painel administrativo de membros do sistema</text:span></text:p>
            <text:p text:style-name="P8"><text:tab/>para <text:span text:style-name="T1">gerenciar os usuários do portal.</text:span></text:p>
          </table:table-cell>
        </table:table-row>
        <table:table-row>
          <table:table-cell table:style-name="Tabela2.A2" office:value-type="string">
            <text:p text:style-name="P8">Eu, como <text:span text:style-name="T1">administrador, </text:span><text:s/><text:tab/></text:p>
            <text:p text:style-name="P8"><text:tab/>preciso <text:span text:style-name="T1">de uma listagem de publicações</text:span></text:p>
            <text:p text:style-name="P8"><text:tab/>para <text:span text:style-name="T1">validá-las ou rejeitá-las caso sejam indevidas. </text:span></text:p>
          </table:table-cell>
        </table:table-row>
        <table:table-row>
          <table:table-cell table:style-name="Tabela2.A2" office:value-type="string">
            <text:p text:style-name="P8">Eu, como <text:span text:style-name="T1">locatário, </text:span><text:s/><text:tab/></text:p>
            <text:p text:style-name="P8"><text:tab/>preciso <text:span text:style-name="T1">visualizar livros</text:span></text:p>
            <text:p text:style-name="P8"><text:tab/>para <text:span text:style-name="T1">alugar ou solicitar troca.</text:span></text:p>
          </table:table-cell>
        </table:table-row>
        <table:table-row>
          <table:table-cell table:style-name="Tabela2.A2" office:value-type="string">
            <text:p text:style-name="P8">Eu, como <text:span text:style-name="T1">locador, </text:span><text:s/><text:tab/></text:p>
            <text:p text:style-name="P8"><text:tab/>preciso<text:span text:style-name="T1"> cadastrar livros no sistema</text:span></text:p>
            <text:p text:style-name="P8"><text:tab/>para <text:span text:style-name="T1">que sejam alugados ou trocados.</text:span></text:p>
          </table:table-cell>
        </table:table-row>
        <table:table-row>
          <table:table-cell table:style-name="Tabela2.A2" office:value-type="string">
            <text:p text:style-name="P8">Eu, como <text:span text:style-name="T1">anunciante, </text:span><text:s/><text:tab/></text:p>
            <text:p text:style-name="P8"><text:tab/>preciso<text:span text:style-name="T1"> cadastrar publicações </text:span></text:p>
            <text:p text:style-name="P8"><text:tab/>para <text:span text:style-name="T1">que promova meus produtos.</text:span></text:p>
          </table:table-cell>
        </table:table-row>
      </table:table>
      <text:p text:style-name="P7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0:55:39.559669917</meta:creation-date>
    <dc:date>2016-08-08T11:43:58.214564664</dc:date>
    <meta:editing-duration>PT34M18S</meta:editing-duration>
    <meta:editing-cycles>5</meta:editing-cycles>
    <meta:generator>LibreOffice/4.2.8.2$Linux_X86_64 LibreOffice_project/420m0$Build-2</meta:generator>
    <meta:document-statistic meta:table-count="2" meta:image-count="0" meta:object-count="0" meta:page-count="1" meta:paragraph-count="46" meta:word-count="158" meta:character-count="1160" meta:non-whitespace-character-count="1017"/>
  </office:meta>
</office:document-meta>
</file>